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2cm" presentation:class="title" presentation:user-transformed="true">
          <draw:text-box>
            <text:p text:style-name="P1"><text:span text:style-name="T1">Magnificat,</text:span><text:span text:style-name="T1"><text:line-break/></text:span><text:span text:style-name="T1">Magnificat,</text:span><text:span text:style-name="T1"><text:line-break/></text:span><text:span text:style-name="T1">Magnificat anima mea Dominum.</text:span><text:span text:style-name="T1"><text:line-break/></text:span><text:span text:style-name="T1">Magnificat,</text:span><text:span text:style-name="T1"><text:line-break/></text:span><text:span text:style-name="T1">Magnificat,</text:span><text:span text:style-name="T1"><text:line-break/></text:span><text:span text:style-name="T1">Magnificat anima me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6:21:40</meta:creation-date>
    <dc:date>2016-12-05T22:40:48.253000000</dc:date>
    <dc:language>pl-PL</dc:language>
    <meta:editing-cycles>14</meta:editing-cycles>
    <meta:editing-duration>PT6M3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